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Quotations">
      <style:paragraph-properties fo:margin-left="0cm" fo:margin-right="2cm" fo:margin-top="0cm" fo:margin-bottom="0cm" fo:line-height="150%" fo:text-indent="0cm" style:auto-text-indent="false" fo:padding-left="0.049cm" fo:padding-right="0cm" fo:padding-top="0cm" fo:padding-bottom="0cm" fo:border-left="0.002cm solid #cccccc" fo:border-right="none" fo:border-top="none" fo:border-bottom="none" style:writing-mode="lr-tb"/>
      <style:text-properties style:font-name="Calibri" fo:font-size="12pt" style:font-size-asian="12pt" style:font-size-complex="12pt"/>
    </style:style>
    <style:style style:name="P2" style:family="paragraph" style:parent-style-name="Quotations" style:master-page-name="">
      <style:paragraph-properties fo:margin-left="0cm" fo:margin-right="2cm" fo:margin-top="0cm" fo:margin-bottom="0cm" fo:line-height="150%" fo:text-indent="0cm" style:auto-text-indent="false" style:page-number="auto" fo:padding-left="0.049cm" fo:padding-right="0cm" fo:padding-top="0cm" fo:padding-bottom="0cm" fo:border-left="0.002cm solid #cccccc" fo:border-right="none" fo:border-top="none" fo:border-bottom="none" style:writing-mode="lr-tb"/>
      <style:text-properties style:font-name="Calibri" fo:font-size="12pt" style:font-size-asian="12pt" style:font-size-complex="12pt"/>
    </style:style>
    <style:style style:name="P3" style:family="paragraph" style:parent-style-name="Quotations" style:master-page-name="">
      <style:paragraph-properties fo:margin-left="0cm" fo:margin-right="2cm" fo:margin-top="0cm" fo:margin-bottom="0cm" fo:line-height="150%" fo:text-indent="0cm" style:auto-text-indent="false" style:page-number="auto" fo:padding-left="0.049cm" fo:padding-right="0cm" fo:padding-top="0cm" fo:padding-bottom="0cm" fo:border-left="0.002cm solid #cccccc" fo:border-right="none" fo:border-top="none" fo:border-bottom="none" style:writing-mode="lr-tb"/>
      <style:text-properties style:font-name="Calibri" fo:font-size="12pt" style:font-size-asian="12pt" style:font-size-complex="12pt"/>
    </style:style>
    <style:style style:name="P4" style:family="paragraph" style:parent-style-name="Quotations">
      <style:paragraph-properties fo:margin-left="0.026cm" fo:margin-right="2cm" fo:margin-top="0cm" fo:margin-bottom="0cm" fo:line-height="150%" fo:text-indent="0cm" style:auto-text-indent="false" fo:padding-left="0.049cm" fo:padding-right="0cm" fo:padding-top="0cm" fo:padding-bottom="0cm" fo:border-left="0.002cm solid #cccccc" fo:border-right="none" fo:border-top="none" fo:border-bottom="none" style:writing-mode="lr-tb"/>
      <style:text-properties style:font-name="Calibri" fo:font-size="12pt" style:font-size-asian="12pt" style:font-size-complex="12pt"/>
    </style:style>
    <style:style style:name="P5" style:family="paragraph" style:parent-style-name="Quotations" style:master-page-name="">
      <style:paragraph-properties fo:margin-left="0.026cm" fo:margin-right="2cm" fo:margin-top="0cm" fo:margin-bottom="0cm" fo:line-height="150%" fo:text-indent="0cm" style:auto-text-indent="false" style:page-number="auto" fo:padding-left="0.049cm" fo:padding-right="0cm" fo:padding-top="0cm" fo:padding-bottom="0cm" fo:border-left="0.002cm solid #cccccc" fo:border-right="none" fo:border-top="none" fo:border-bottom="none" style:writing-mode="lr-tb"/>
      <style:text-properties style:font-name="Calibri" fo:font-size="12pt" style:font-size-asian="12pt" style:font-size-complex="12pt"/>
    </style:style>
    <style:style style:name="P6" style:family="paragraph" style:parent-style-name="Quotations" style:master-page-name="">
      <style:paragraph-properties fo:margin-left="0.026cm" fo:margin-right="2cm" fo:margin-top="0cm" fo:margin-bottom="0cm" fo:line-height="150%" fo:text-indent="0cm" style:auto-text-indent="false" style:page-number="auto" fo:padding-left="0.049cm" fo:padding-right="0cm" fo:padding-top="0cm" fo:padding-bottom="0cm" fo:border-left="0.002cm solid #cccccc" fo:border-right="none" fo:border-top="none" fo:border-bottom="none" style:writing-mode="lr-tb"/>
      <style:text-properties style:font-name="Calibri" fo:font-size="12pt" style:font-size-asian="12pt" style:font-size-complex="12pt"/>
    </style:style>
    <style:style style:name="P7" style:family="paragraph" style:parent-style-name="Quotations" style:master-page-name="">
      <style:paragraph-properties fo:margin-left="0.026cm" fo:margin-right="2cm" fo:margin-top="0cm" fo:margin-bottom="0cm" fo:line-height="150%" fo:text-indent="0cm" style:auto-text-indent="false" style:page-number="auto" fo:padding-left="0.049cm" fo:padding-right="0cm" fo:padding-top="0cm" fo:padding-bottom="0cm" fo:border-left="0.002cm solid #cccccc" fo:border-right="none" fo:border-top="none" fo:border-bottom="none" style:writing-mode="lr-tb"/>
      <style:text-properties style:font-name="Calibri" fo:font-size="12pt" style:font-size-asian="12pt" style:font-size-complex="12pt"/>
    </style:style>
    <style:style style:name="P8" style:family="paragraph" style:parent-style-name="Quotations">
      <style:paragraph-properties fo:margin-left="-0.026cm" fo:margin-right="2cm" fo:margin-top="0cm" fo:margin-bottom="0cm" fo:line-height="150%" fo:text-align="center" style:justify-single-word="false" fo:text-indent="0.053cm" style:auto-text-indent="false" fo:padding-left="0.049cm" fo:padding-right="0cm" fo:padding-top="0cm" fo:padding-bottom="0cm" fo:border-left="0.002cm solid #cccccc" fo:border-right="none" fo:border-top="none" fo:border-bottom="none" style:writing-mode="lr-tb">
        <style:tab-stops>
          <style:tab-stop style:position="-2.037cm"/>
        </style:tab-stops>
      </style:paragraph-properties>
      <style:text-properties style:font-name="Calibri" fo:font-size="12pt" style:font-size-asian="12pt" style:font-size-complex="12pt"/>
    </style:style>
    <style:style style:name="P9" style:family="paragraph" style:parent-style-name="Quotations">
      <style:paragraph-properties fo:margin-left="-0.026cm" fo:margin-right="2cm" fo:margin-top="0cm" fo:margin-bottom="0cm" fo:line-height="150%" fo:text-indent="0.053cm" style:auto-text-indent="false" fo:padding-left="0.049cm" fo:padding-right="0cm" fo:padding-top="0cm" fo:padding-bottom="0cm" fo:border-left="0.002cm solid #cccccc" fo:border-right="none" fo:border-top="none" fo:border-bottom="none" style:writing-mode="lr-tb">
        <style:tab-stops>
          <style:tab-stop style:position="-2.037cm"/>
        </style:tab-stops>
      </style:paragraph-properties>
      <style:text-properties style:font-name="Calibri" fo:font-size="12pt" style:font-size-asian="12pt" style:font-size-complex="12pt"/>
    </style:style>
    <style:style style:name="P10" style:family="paragraph" style:parent-style-name="Quotations" style:master-page-name="">
      <style:paragraph-properties fo:margin-left="-0.026cm" fo:margin-right="2cm" fo:margin-top="0cm" fo:margin-bottom="0cm" fo:line-height="150%" fo:text-align="center" style:justify-single-word="false" fo:text-indent="0.053cm" style:auto-text-indent="false" style:page-number="auto" fo:padding-left="0.049cm" fo:padding-right="0cm" fo:padding-top="0cm" fo:padding-bottom="0cm" fo:border-left="0.002cm solid #cccccc" fo:border-right="none" fo:border-top="none" fo:border-bottom="none" style:writing-mode="lr-tb">
        <style:tab-stops>
          <style:tab-stop style:position="-2.037cm"/>
        </style:tab-stops>
      </style:paragraph-properties>
      <style:text-properties style:font-name="Calibri" fo:font-size="12pt" style:font-size-asian="12pt" style:font-size-complex="12pt"/>
    </style:style>
    <style:style style:name="P11" style:family="paragraph" style:parent-style-name="Quotations">
      <style:paragraph-properties fo:margin-left="0.079cm" fo:margin-right="2cm" fo:margin-top="0cm" fo:margin-bottom="0cm" fo:line-height="150%" fo:text-indent="0cm" style:auto-text-indent="false" fo:padding-left="0.049cm" fo:padding-right="0cm" fo:padding-top="0cm" fo:padding-bottom="0cm" fo:border-left="0.002cm solid #cccccc" fo:border-right="none" fo:border-top="none" fo:border-bottom="none" style:writing-mode="lr-tb"/>
      <style:text-properties style:font-name="Calibri" fo:font-size="12pt" style:font-size-asian="12pt" style:font-size-complex="12pt"/>
    </style:style>
    <style:style style:name="P12" style:family="paragraph" style:parent-style-name="Quotations" style:master-page-name="">
      <style:paragraph-properties fo:margin-left="0.079cm" fo:margin-right="2cm" fo:margin-top="0cm" fo:margin-bottom="0cm" fo:line-height="150%" fo:text-indent="0cm" style:auto-text-indent="false" style:page-number="auto" fo:padding-left="0.049cm" fo:padding-right="0cm" fo:padding-top="0cm" fo:padding-bottom="0cm" fo:border-left="0.002cm solid #cccccc" fo:border-right="none" fo:border-top="none" fo:border-bottom="none" style:writing-mode="lr-tb"/>
      <style:text-properties style:font-name="Calibri" fo:font-size="12pt" style:font-size-asian="12pt" style:font-size-complex="12pt"/>
    </style:style>
    <style:style style:name="P13" style:family="paragraph" style:parent-style-name="Quotations">
      <style:paragraph-properties fo:margin-left="-0.026cm" fo:margin-right="2cm" fo:margin-top="0cm" fo:margin-bottom="0cm" fo:line-height="150%" fo:text-indent="0cm" style:auto-text-indent="false" fo:padding-left="0.049cm" fo:padding-right="0cm" fo:padding-top="0cm" fo:padding-bottom="0cm" fo:border-left="0.002cm solid #cccccc" fo:border-right="none" fo:border-top="none" fo:border-bottom="none" style:writing-mode="lr-tb"/>
      <style:text-properties style:font-name="Calibri" fo:font-size="12pt" style:font-size-asian="12pt" style:font-size-complex="12pt"/>
    </style:style>
    <style:style style:name="P14" style:family="paragraph" style:parent-style-name="Quotations" style:master-page-name="">
      <style:paragraph-properties fo:margin-left="-0.026cm" fo:margin-right="2cm" fo:margin-top="0cm" fo:margin-bottom="0cm" fo:line-height="150%" fo:text-indent="0cm" style:auto-text-indent="false" style:page-number="auto" fo:padding-left="0.049cm" fo:padding-right="0cm" fo:padding-top="0cm" fo:padding-bottom="0cm" fo:border-left="0.002cm solid #cccccc" fo:border-right="none" fo:border-top="none" fo:border-bottom="none" style:writing-mode="lr-tb"/>
      <style:text-properties style:font-name="Calibri" fo:font-size="12pt" style:font-size-asian="12pt" style:font-size-complex="12pt"/>
    </style:style>
    <style:style style:name="P15" style:family="paragraph" style:parent-style-name="Quotations">
      <style:paragraph-properties fo:margin-left="0.053cm" fo:margin-right="2cm" fo:margin-top="0cm" fo:margin-bottom="0cm" fo:line-height="150%" fo:text-indent="0cm" style:auto-text-indent="false" fo:padding-left="0.049cm" fo:padding-right="0cm" fo:padding-top="0cm" fo:padding-bottom="0cm" fo:border-left="0.002cm solid #cccccc" fo:border-right="none" fo:border-top="none" fo:border-bottom="none" style:writing-mode="lr-tb"/>
      <style:text-properties style:font-name="Calibri" fo:font-size="12pt" style:font-size-asian="12pt" style:font-size-complex="12pt"/>
    </style:style>
    <style:style style:name="P16" style:family="paragraph" style:parent-style-name="Quotations" style:master-page-name="">
      <style:paragraph-properties fo:margin-left="0.053cm" fo:margin-right="2cm" fo:margin-top="0cm" fo:margin-bottom="0cm" fo:line-height="150%" fo:text-indent="0cm" style:auto-text-indent="false" style:page-number="auto" fo:padding-left="0.049cm" fo:padding-right="0cm" fo:padding-top="0cm" fo:padding-bottom="0cm" fo:border-left="0.002cm solid #cccccc" fo:border-right="none" fo:border-top="none" fo:border-bottom="none" style:writing-mode="lr-tb"/>
      <style:text-properties style:font-name="Calibri" fo:font-size="12pt" style:font-size-asian="12pt" style:font-size-complex="12pt"/>
    </style:style>
    <style:style style:name="P17" style:family="paragraph" style:parent-style-name="Quotations" style:master-page-name="">
      <style:paragraph-properties fo:margin-left="0.053cm" fo:margin-right="2cm" fo:margin-top="0cm" fo:margin-bottom="0cm" fo:line-height="150%" fo:text-indent="0cm" style:auto-text-indent="false" style:page-number="auto" fo:padding-left="0.049cm" fo:padding-right="0cm" fo:padding-top="0cm" fo:padding-bottom="0cm" fo:border-left="0.002cm solid #cccccc" fo:border-right="none" fo:border-top="none" fo:border-bottom="none" style:writing-mode="lr-tb"/>
      <style:text-properties style:font-name="Calibri" fo:font-size="12pt" style:font-size-asian="12pt" style:font-size-complex="12pt"/>
    </style:style>
    <style:style style:name="P18" style:family="paragraph" style:parent-style-name="Standard">
      <style:paragraph-properties fo:line-height="150%"/>
      <style:text-properties style:font-name="Calibri" fo:font-size="12pt" style:font-size-asian="12pt" style:font-size-complex="12pt"/>
    </style:style>
    <style:style style:name="P19" style:family="paragraph" style:parent-style-name="Text_20_body">
      <style:paragraph-properties fo:margin-top="0cm" fo:margin-bottom="0cm" fo:line-height="150%" style:writing-mode="lr-tb"/>
      <style:text-properties style:font-name="Calibri" fo:font-size="12pt" style:font-size-asian="12pt" style:font-size-complex="12pt"/>
    </style:style>
    <style:style style:name="P20" style:family="paragraph" style:parent-style-name="Text_20_body" style:master-page-name="">
      <style:paragraph-properties fo:margin-left="0.026cm" fo:margin-right="2cm" fo:margin-top="0cm" fo:margin-bottom="0cm" fo:line-height="150%" fo:text-indent="0cm" style:auto-text-indent="false" style:page-number="auto" fo:padding-left="0.049cm" fo:padding-right="0cm" fo:padding-top="0cm" fo:padding-bottom="0cm" fo:border-left="0.002cm solid #cccccc" fo:border-right="none" fo:border-top="none" fo:border-bottom="none" style:writing-mode="lr-tb"/>
      <style:text-properties style:font-name="Calibri" fo:font-size="12pt" style:font-size-asian="12pt" style:font-size-complex="12pt"/>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Julia transcript of the session</text:p>
      <text:p text:style-name="P8"/>
      <text:p text:style-name="P9">00:05 (T)How was the last meeting, what did you benefit from our work together?</text:p>
      <text:p text:style-name="P9">00:12 (P) Since the last time, I have used the feeling that I told you at the very end, that I feel somehow lighter. Somehow, most of it came out of me</text:p>
      <text:p text:style-name="P9">00:40 (T) What happened exactly?</text:p>
      <text:p text:style-name="P9">00: 45 (P) A lot of pain that I haven't told anyone. I said at the last session, I felt like it was so scratchy. Because it's this mountain of ice that's inside me. And that was just the beginning, I didn't think there was so much in me. This feeling of lightness lasted for some time. I forgot about it. Then, when I was sitting on the bus, I said to myself why should I tense up? People didn't bother me today. </text:p>
      <text:p text:style-name="P9">01:40 (T) You said that this was the beginning of the iceberg, what exactly remained in you after this meeting. More specific.</text:p>
      <text:p text:style-name="P9">02:01( P) It was when I started crying, I don't remember exactly. The topic of my mother made me realize that she wasn't really there. That's why I have to use what I have with her. I didn't discuss any topics with her anymore.</text:p>
      <text:p text:style-name="P9">02:45 (T) I'll stop you. You notice what is happening in your body.</text:p>
      <text:p text:style-name="P9">02:54 (P) A bit of tension</text:p>
      <text:p text:style-name="P9">02:56 (T ) Where is the tension?</text:p>
      <text:p text:style-name="P9">02:59 (P) In the hands especially and in the legs too. In arms. I tried doing these Jakobson exercises, tightening and releasing, I remembered that I also did it in the hospital and then I felt like a pancake. And I did it before falling asleep.</text:p>
      <text:p text:style-name="P9">03:29 (T) Now what do you do, how often?</text:p>
      <text:p text:style-name="P9">03:35 (P) Let's say once a day.</text:p>
      <text:p text:style-name="P9">03:41 (T) Okay. And at this point, what's going on in your body?</text:p>
      <text:p text:style-name="P9">03:52 (P) Shortly before the therapy, my heart started pounding.</text:p>
      <text:p text:style-name="P9">04:08 (T ) there is a high anxiety and this anxiety appears at the moment when you are supposed to meet me. You notice that when you meet me and have a relationship, this anxiety grows and keeps you at a distance.</text:p>
      <text:p text:style-name="P9">04:22 (P) Every time I'm waiting, for example, I don't know what to do with myself. I smoke 5 cigarettes, I walk around I think it's because I have such a safe place, somewhere where I take care of myself. And that scares me.</text:p>
      <text:p text:style-name="P9">04: 44 ( T) What scares you about your relationship with me?</text:p>
      <text:p text:style-name="P9"><text:soft-page-break/>04: 46 (P )That I don't feel like it's a safe place. In my head I know. This is biting.</text:p>
      <text:p text:style-name="P9">05: 11 (T) You are conflicted about whether it's safe here or not? Would you allow yourself... Is there something that makes you feel unsafe here with me, something I could have done to make you feel unsafe, say something, make a strange expression on my face?</text:p>
      <text:p text:style-name="P9">05:40 (P) It seems to me that this is the perfect place to feel safe, but because of what's been going on in my head lately, it's...</text:p>
      <text:p text:style-name="P9">05:48 (T ) What exactly?</text:p>
      <text:p text:style-name="P9">05: 50 (P ) It was such a fight, I know what to do. I know I can't give up.</text:p>
      <text:p text:style-name="P9">06: 12 (T )I'll stop you Julia, you know it , but do you want to? </text:p>
      <text:p text:style-name="P9">06:13 (P) That's the problem. </text:p>
      <text:p text:style-name="P9">06:14 (T) What is your decision?</text:p>
      <text:p text:style-name="P9">06:17 (P)My decision is that I want to fight.</text:p>
      <text:p text:style-name="P9">06:23 (T)If you want to fight, your healthy part grows more. When you come here, this part also grows more. When you look into my eyes, this part grows too.</text:p>
      <text:p text:style-name="P9">06:38 (T) what's in your body now?</text:p>
      <text:p text:style-name="P9">06:43 (T) You notice that there is a moment when you look into my eyes, and then you start looking around. The way you look around - as if you were seeing through fog. What's in your body then?</text:p>
      <text:p text:style-name="P9">07:04 (P) I don't have any fog now, but it was often the case that I was sitting here and all I felt was fear, I couldn't think about anything.</text:p>
      <text:p text:style-name="P9">07:20 (T)This anxiety is so high that it cuts you off and you enter a state of dissociation.</text:p>
      <text:p text:style-name="P9">07:23 (P)Hmm</text:p>
      <text:p text:style-name="P9">07: 24 (T) ​​We can make an agreement that when it comes up, you tell me. </text:p>
      <text:p text:style-name="P9">07:29 (P) Okay</text:p>
      <text:p text:style-name="P9">07:31 (T) ​​We will deal with this anxiety together.</text:p>
      <text:p text:style-name="P9">07:32 (P)Okay.<text:line-break/>07: 33 (T) So we have a deal. </text:p>
      <text:p text:style-name="P9">07:34 (P) We have a deal.</text:p>
      <text:p text:style-name="P9">07:44 (P) I went to my brother's wedding on Saturday. I was very stressed about it. And actually it was ok. I was stressed because I didn't know these people. These friends from Germany. New friends. They sat me down with my sister and friends. I talked to them. I did better than I thought.</text:p>
      <text:p text:style-name="P9"><text:soft-page-break/>08:47 (T) How does it feel?</text:p>
      <text:p text:style-name="P9">08:49 (P) I'm proud of myself, maybe I am.</text:p>
      <text:p text:style-name="P9">08:56 (T) ​​Ok what's in the body? If you could calmly look at it with full precision? Where is the anxiety?</text:p>
      <text:p text:style-name="P9">09:10 (P)The heart palpitations have almost gone away, but my hands are still somehow restless.</text:p>
      <text:p text:style-name="P9">09:13 (T)Legs?</text:p>
      <text:p text:style-name="P9">09:22 (P) It's not that bad.</text:p>
      <text:p text:style-name="P9">09:24 (T) What does this mean?</text:p>
      <text:p text:style-name="P9">09:30 (P )Maybe a little bit of tension, but not that much.</text:p>
      <text:p text:style-name="P9">09:34 (T)Head?</text:p>
      <text:p text:style-name="P9">09:46 (P) I don't feel it.</text:p>
      <text:p text:style-name="P9">09:54 (T) Julia, you notice your eyes doing something like this... it's hard for you to concentrate.</text:p>
      <text:p text:style-name="P9">10:05 (T) I'm thinking hard about the answer to this.</text:p>
      <text:p text:style-name="P9">10:09 (T) You think hard, as if you have trouble concentrating. Lack of c oncentrating This is a high anxiety. If you are in high anxiety, we will stop as per our deal. Dissociation begins. It will be difficult for us to see your problems with precision.</text:p>
      <text:p text:style-name="P9">10: 44 (P) Ok, I don't know if I have high blood pressure. But I have high anxiety.</text:p>
      <text:p text:style-name="P9">10: 49 (T)Ok, I encourage you to take care of yourself. I will watch it with you. We will learn this. There is a lot of this anxiety, do you notice that?</text:p>
      <text:p text:style-name="P9">11:05 (T )What I said- it is understandable or not clear?</text:p>
      <text:p text:style-name="P9">11:06 ( P) It's understandable. I feel stiff thoug now.</text:p>
      <text:p text:style-name="P12">11:07 ( T )Ok, let's do it.(Jacobson's exercise)</text:p>
      <text:p text:style-name="P11">12:09 (P ) But there was some of that (tension).</text:p>
      <text:p text:style-name="P11">12:11 (T )And now?</text:p>
      <text:p text:style-name="P11">12: 12 (P)I have chills in my legs. </text:p>
      <text:p text:style-name="P11">12:38 (T) You look away as if it's hard to concentrate.</text:p>
      <text:p text:style-name="P11">12:58 (P) I'm here now. </text:p>
      <text:p text:style-name="P11">13:06 (T) You notice how difficult it is to concentrate, because the anxiety is so high. It's hard for us to stay in touch together. Like you learned that this was normal.</text:p>
      <text:p text:style-name="P11">13:22 (P) Yes</text:p>
      <text:p text:style-name="P11">13:23 (T) Ignoring anxiety will cause it to fall or rise?</text:p>
      <text:p text:style-name="P11"><text:soft-page-break/>13:31 (P) Rise</text:p>
      <text:p text:style-name="P11">13:32 (P) You are a master of not noticing this anxiety.</text:p>
      <text:p text:style-name="P11">13:37 (P)Yes. And don't notice</text:p>
      <text:p text:style-name="P11">14:34 (T)Where is the tension?</text:p>
      <text:p text:style-name="P11">14:38 (P) Somehow in my throat. </text:p>
      <text:p text:style-name="P11">14:39 (T)How do you clear your throat? Dry mouth is a symptom of anxiety.</text:p>
      <text:p text:style-name="P11">14:49 (P) I don't think it's because of you, I would really like to be here.</text:p>
      <text:p text:style-name="P11">15 :00 (T) Sure, I don't want you to feel unhealthy guilt.</text:p>
      <text:p text:style-name="P11">15: 10 (T) You are used to ignore the anxiety, it will then grow and keep you at bay. I wish we could take a precise, careful look at your problems. </text:p>
      <text:p text:style-name="P11">15 : 38 (T) Do you want to feel that you are important enough that you don't have to endure it? </text:p>
      <text:p text:style-name="P11">15: 40 (T) It's not about me, it's about you.</text:p>
      <text:p text:style-name="P11">15:42 (P) I don't know.</text:p>
      <text:p text:style-name="P11">15: 53 (P) It seems to me that... my crazy thoughts from last week still stick with me.</text:p>
      <text:p text:style-name="P11">15: 59 (P) They are still sitting inside me.</text:p>
      <text:p text:style-name="P11">16:08 (T) You notice that you are starting to release the tension in your hands.</text:p>
      <text:p text:style-name="P11">16: 15 (P) So when you share your outside world with me, fear grows. When we can see you with care and precision. What are these thoughts?</text:p>
      <text:p text:style-name="P11">16:48 (P) I'm afraid to say it because they didn't make any sense at all. </text:p>
      <text:p text:style-name="P11">17:00 (T)What if you were to say what you're afraid of?</text:p>
      <text:p text:style-name="P11">17 :02 (P) We talked about this. I know it's in my hands. I feel like I shouldn't talk. Because it's not important anyway.</text:p>
      <text:p text:style-name="P11">17:45 (P) But this has been on my mind for a week. But I guess. I have to share. </text:p>
      <text:p text:style-name="P11">17:51 (T) Notice how you smiled when you said it doesn't matter. The legs jumped up.</text:p>
      <text:p text:style-name="P11">18:00 (P) I don't notice.</text:p>
      <text:p text:style-name="P11">18:02 (T) You cover something important and difficult with a smile so that we can't see how you struggle. </text:p>
      <text:p text:style-name="P11">18:20 (P) You put yourself in a position as if you were an exam, a test.</text:p>
      <text:p text:style-name="P11">18:28 (T) That we shouldn't deal with this anymore. </text:p>
      <text:p text:style-name="P11">18:33 (P) That's what I was afraid of.</text:p>
      <text:p text:style-name="P19">18:28 <text:s/>(T) that we shouldn't deal with this anymore.</text:p>
      <text:p text:style-name="P19">18:32 (P)That's what I was afraid of.</text:p>
      <text:p text:style-name="P19"><text:soft-page-break/>18:37 (T) As if you failed some test. As if I were higher than you.</text:p>
      <text:p text:style-name="P19">18:44 (P) We can't be partners, it's just like a teacher checking how you've learned.</text:p>
      <text:p text:style-name="P19">18:58 (T) If things go wrong, I won't be happy. And that's why you try to please me.</text:p>
      <text:p text:style-name="P19">19:05 (P)So you decide: Ok. I shouldn't talk about it.</text:p>
      <text:p text:style-name="P19">19:13 (T) So that you don't take ourselves seriously, you don't treat ourselves as equal.</text:p>
      <text:p text:style-name="P19">19:20 (P) Maybe that's what I did.</text:p>
      <text:p text:style-name="P19">19:22 (T) This is stupid. I doesn't want it.</text:p>
      <text:p text:style-name="P19">19:35 (P) Why is this stupid?</text:p>
      <text:p text:style-name="P19">19:41 (T) Because I know I'm important, but I don't feel it.</text:p>
      <text:p text:style-name="P19">19: 54 (T) As you say, what happens to the body.</text:p>
      <text:p text:style-name="P19">19:59 (P) Tension is growing.</text:p>
      <text:p text:style-name="P19">20:06 (T) You wanted to force me. <text:s/>You <text:s/>convince me. The head is working.</text:p>
      <text:p text:style-name="P19">20:15 (T) Here deep in your heart, you don't feel it.</text:p>
      <text:p text:style-name="P19">20:24 (T) The healthy part is still fighting the sick part, this is normal.</text:p>
      <text:p text:style-name="P19">20:40 <text:s/>(T) you can do it, don't give up</text:p>
      <text:p text:style-name="P19">20:55 (T) Could you said it in your own words, what you understand?</text:p>
      <text:p text:style-name="P19">21:12 (P) I should not let go. Somehow I don't feel it.</text:p>
      <text:p text:style-name="P19">21:20 (T) I will stop you. Tense your arms for a moment.</text:p>
      <text:p text:style-name="P19">22:18 (T) Tension?</text:p>
      <text:p text:style-name="P19">22:20 (T) Where else is there tension?</text:p>
      <text:p text:style-name="P19">22:27 (P) Still in my hands.</text:p>
      <text:p text:style-name="P19">22:30 (P) In the legs.</text:p>
      <text:p text:style-name="P19">22: 48 (T) What's happening in your body?</text:p>
      <text:p text:style-name="P19">23:08 (T) There has been some fog.</text:p>
      <text:p text:style-name="P19">23:24 (P) It's stupid and unimportant. I know I won't do this again. I thought it was better, but it's still bad. I once planned to survive until my brother's wedding. I wanted to see my family and friends one last time. It was in July. Then I pushed the thought away.</text:p>
      <text:p text:style-name="P19">24:49 (P) And it only recently came back.</text:p>
      <text:p text:style-name="P19">24:51 (P) Every evening, I didn't know what to do.</text:p>
      <text:p text:style-name="P19">25:12 (P) I thought about killing myself.</text:p>
      <text:p text:style-name="P19">25:20 (P) Or I thought I'd wait.</text:p>
      <text:p text:style-name="P19">25:25 (P) Take a trip to Turkey, otherwise the ticket will be wasted.</text:p>
      <text:p text:style-name="P19">25: 38 (P) Because of this I can't go on, I feel like...</text:p>
      <text:p text:style-name="P19"><text:soft-page-break/>25:46 (P) If I still wanted to do this, how can I go further in therapy?</text:p>
      <text:p text:style-name="P19">25:55 (P) since I consider giving up all the time.</text:p>
      <text:p text:style-name="P19">26:00 (T) Julia. You're not alone</text:p>
      <text:p text:style-name="P19">26:12 (T) I am for you.</text:p>
      <text:p text:style-name="P19">26:36 (T) What is your decision.</text:p>
      <text:p text:style-name="P19">26:11 (T) I am for you.</text:p>
      <text:p text:style-name="P19">26:13 (T) Do you want my help?</text:p>
      <text:p text:style-name="P19">26: 55 (P) I would like to allow it.</text:p>
      <text:p text:style-name="P19">27:05 (P) Now my thinking is clouded, because I can't see it</text:p>
      <text:p text:style-name="P19">27 :13 (P) How can this get any better?</text:p>
      <text:p text:style-name="P19">27:35 (P) Now that I think about it, it's OK, suddenly I had such a downward spiral.</text:p>
      <text:p text:style-name="P19">27:40 (P) I feel a bit like before, I couldn't see anything in front of me, I was just living from some thing that give me support.</text:p>
      <text:p text:style-name="P19">27:50 (P) And I don't know, some event, concert, weekend.</text:p>
      <text:p text:style-name="P19">27:59 (P) Or the fact that one of my friends from the wedding started writing to me.</text:p>
      <text:p text:style-name="P19">28: 12 (P) I regret very much that I am not supported by my own decision that I want.</text:p>
      <text:p text:style-name="P19">28:27 (T) You have this decision within you.</text:p>
      <text:p text:style-name="P19">28:34 (T) The problem is the state of emotions when they flood you.</text:p>
      <text:p text:style-name="P20">28:39(T) <text:s/>What are these emotions?</text:p>
      <text:p text:style-name="P4">28:39 (P) All in all, I felt sadness, pure, pure sadness, which I felt before my suicide attempts, but also sadness.</text:p>
      <text:p text:style-name="P4">28: 41 (P) OK, but also peace, that you don't have to worry about leaving everything behind or taking care of some matters. I thought I had the right to leave. I will have peace of mind.</text:p>
      <text:p text:style-name="P4">29:27 (T) Is it the healthy or the sick part that gives this peace?</text:p>
      <text:p text:style-name="P16">29:34 (P) The sick part.</text:p>
      <text:p text:style-name="P15">29:43 (T) This sadness, what would it like to say in words?</text:p>
      <text:p text:style-name="P15">29: 58 (P) That... that I don't want to live and suffer like this.</text:p>
      <text:p text:style-name="P15">30:08 (T) The healthy part says that you don't agree to continue your suffering, you don't want to live in fear like this.</text:p>
      <text:p text:style-name="P15">30:12 (T) No. This is exhausting me.</text:p>
      <text:p text:style-name="P5">30:17 (P) You don't want to live in prison.</text:p>
      <text:p text:style-name="P4">30:19 (T)That's the healthy part.</text:p>
      <text:p text:style-name="P4"><text:soft-page-break/>30:26 (P) What do you think?</text:p>
      <text:p text:style-name="P4">30:30 (T) Yes, because, it lets me know that it's over. I don't want it anymore. And this sick part of me tells me that this is the only way to end this.</text:p>
      <text:p text:style-name="P4">30:46 (P) The sick part about being calm is so tempting. And the healthy part is this sadness and has a lot of pain.</text:p>
      <text:p text:style-name="P4">31:05 (T)As if we only touched on the top of mountain a week ago.</text:p>
      <text:p text:style-name="P4">31:10  (P) And all this terrified me. If this is just the top, it must go deeper.</text:p>
      <text:p text:style-name="P4">31:19 (T) It is up to the top, I am for you. I'm with you.</text:p>
      <text:p text:style-name="P4">31:32 (T) You are not alone.</text:p>
      <text:p text:style-name="P4">31:34  (T) Okay</text:p>
      <text:p text:style-name="P4">31:37 (T) You're safe.</text:p>
      <text:p text:style-name="P4">31:54  (T) you're in a different moment than before.</text:p>
      <text:p text:style-name="P4">31:13 (T) You showed me a sword (tattoo) recently. You are such a warrior with a sword.</text:p>
      <text:p text:style-name="P4">31:20 (T)  I fell off my horse a bit recently.</text:p>
      <text:p text:style-name="P4">32:34 (T) What are these tears about?</text:p>
      <text:p text:style-name="P4">32:46 (P) Maybe I can do it.</text:p>
      <text:p text:style-name="P4">32:52  (T) You have a lot of strength.</text:p>
      <text:p text:style-name="P4">32:58 (T) And I don't want to be so weak that I give up.</text:p>
      <text:p text:style-name="P4">33:06 (T) You are not weak, only you decide whether you will now give priority to your mother and return to this prison where only death awaits you. Will you take the sword, you will fight. It is your choice.</text:p>
      <text:p text:style-name="P4">33:29 (P) That's why I didn't do it, only because I thought: I'll do it. I'll let my mother win. It's not like that. I don't want it, like that.</text:p>
      <text:p text:style-name="P4">33: 36 (T)How do you think, how do you understand that your mother in your head would win against your dreams, desires, development, healthy part? And your mom in your head would take you straight to prison where you're dead.</text:p>
      <text:p text:style-name="P4">34:01( T) Do you want to give her this?</text:p>
      <text:p text:style-name="P4">34:03  (P) No. </text:p>
      <text:p text:style-name="P4">34:09(P) <text:s/>Although it would be easy. But I do not want.</text:p>
      <text:p text:style-name="P4">34:16 (T) Easy you mean?</text:p>
      <text:p text:style-name="P4">34:21 (P) That I already know it.</text:p>
      <text:p text:style-name="P4">34: 22 (T) Familiar, but it wouldn't be easy at all. Only familiar.</text:p>
      <text:p text:style-name="P4"><text:soft-page-break/>34: 35 (P) People say it's taking the easy way. Only weak people do this.</text:p>
      <text:p text:style-name="P4">34:45 (T) People who are suffering very, very much do this. Who are alone in their suffering.</text:p>
      <text:p text:style-name="P4">35:15 (T) What is now in the body?</text:p>
      <text:p text:style-name="P4">35:34 (P) It's like she's still afraid because she feels a little frozen. But it's a bit warm.</text:p>
      <text:p text:style-name="P4">35:49 (T) Where is the freezing, where is the warm?</text:p>
      <text:p text:style-name="P4">35:56 (P) Freezing in arms and legs. I can't seem to move them.</text:p>
      <text:p text:style-name="P4">37: 03 (T) You said something that part of the body is at risk, and part of it seems to get a little warm.</text:p>
      <text:p text:style-name="P4">37:13 (P) I felt fury.</text:p>
      <text:p text:style-name="P4">37:24 (T) In my arms and... chest, it crossed my mind for a moment. Directed at my mother, then that she was loved for the weekend. When I didn't touch on serious topics with her, I laughed and danced with her.</text:p>
      <text:p text:style-name="P4">37:52 (T) At the wedding?</text:p>
      <text:p text:style-name="P4">37 :55 (P) Then we went to the cemetery.</text:p>
      <text:p text:style-name="P4">37:59 (P) To the cemetery to whom?</text:p>
      <text:p text:style-name="P4">38:00 (P) To my dad. And there I saw something that really didn't suit me, her behavior. Because she was behaving very artificially, smiling all the time.</text:p>
      <text:p text:style-name="P4">38:24 (P) As cheerful as she was, so was my sister. </text:p>
      <text:p text:style-name="P4">38: 37 (T) Basia.</text:p>
      <text:p text:style-name="P4">38: 40 (T) I understand well that you went to the grave and Basia and mom were happy, as if nothing had happened, like at a wedding.</text:p>
      <text:p text:style-name="P4">38:45 (P) No. It was the next day. And they only cared about flowers. Maybe this is normal?</text:p>
      <text:p text:style-name="P4">39:08 (P) What do you think?</text:p>
      <text:p text:style-name="P4">39:10 (P) I don't know. Because we just said a prayer. For one minute and they were already gone.</text:p>
      <text:p text:style-name="P4">39: 20 (P) and I rarely visit my dad's grave. And I just waited for them to go away and cry.</text:p>
      <text:p text:style-name="P4">39:36 (T) And you're smiling now because... as if you wanted to cover up that you felt something else.</text:p>
      <text:p text:style-name="P4">39: 45 (P) I felt something different.</text:p>
      <text:p text:style-name="P4">39: 53 (T) <text:s/>If we could see with precision what's underneath that smile?</text:p>
      <text:p text:style-name="P4"><text:soft-page-break/>39: 59 (P) Feeling guilty.</text:p>
      <text:p text:style-name="P4">40:08 (P) that I thought their behavior at the cemetery... or maybe it was normal.</text:p>
      <text:p text:style-name="P4">40:23 (P) Maybe it was healthy, I just thought so.</text:p>
      <text:p text:style-name="P4">40:30 (T) You felt guilty for having your opinion and your feelings. Then you start devaluing yourself by making it up yourself.</text:p>
      <text:p text:style-name="P4">40:43 (T) By devaluing yourself, you imitate what your mother did to you all the time. </text:p>
      <text:p text:style-name="P4">40:49 (T) She questioned your opinions, your feelings. </text:p>
      <text:p text:style-name="P4">40:54 (T) You are in her service.</text:p>
      <text:p text:style-name="P4">40:49 (T) You stay in this prison. </text:p>
      <text:p text:style-name="P4">41:04 (T) Is this understandable, I don't know if I'm clear</text:p>
      <text:p text:style-name="P4">41:07 (P) I understand.</text:p>
      <text:p text:style-name="P4">41:08 (T) As if you said it in your own words</text:p>
      <text:p text:style-name="P4">41:16 (P) First, I am influenced by some feeling</text:p>
      <text:p text:style-name="P4">41: 22 (P) I form an opinion that the behavior of my mother and sister at my father's grave seemed very artificial and unhealthy. </text:p>
      <text:p text:style-name="P4">41: 48 (P) And then maybe not. Maybe ok after all.</text:p>
      <text:p text:style-name="P4">41 :50 (T) You've been demeaning yourself from the moment. You said something.</text:p>
      <text:p text:style-name="P4">41: 59 (P) so I did it again. </text:p>
      <text:p text:style-name="P4">42: 06 (T) You gave priority to Basia and your mother, thus burying your feelings in the grave.</text:p>
      <text:p text:style-name="P4">42:17 (T) This is how you continue this unbearable suffering. And you make yourself dead. Terrible life. </text:p>
      <text:p text:style-name="P4">42 :32(P) <text:s/>No. I actually seriously think so. </text:p>
      <text:p text:style-name="P4">42:37 (P) That it was very artificial.</text:p>
      <text:p text:style-name="P16">42: 42 (T) Do you really think so?</text:p>
      <text:p text:style-name="P15">42: 45 (P) It was artificial. You were at my dad's grave.</text:p>
      <text:p text:style-name="P15">42: 53 (P) And actually, now that I look at it, my mother never experienced mourning at all. Because he keeps saying that he is in heaven and that he is better.</text:p>
      <text:p text:style-name="P15">43:11 (T) How many years have passed?</text:p>
      <text:p text:style-name="P15">43:17 (P) 12</text:p>
      <text:p text:style-name="P15">43:27 (T) What is in you now in your flesh?</text:p>
      <text:p text:style-name="P15">43:39 (P) Such sadness</text:p>
      <text:p text:style-name="P15">43:40 (T) Where do you experience it?</text:p>
      <text:p text:style-name="P15"><text:soft-page-break/>43:48 (P) Now more angry.</text:p>
      <text:p text:style-name="P15">44 :53 (T) Where? </text:p>
      <text:p text:style-name="P15">44: 56 (P) In the arms and legs too.</text:p>
      <text:p text:style-name="P15">44: 09 <text:s/>(T) In your hands, how would you allow yourself to describe it, feel it?</text:p>
      <text:p text:style-name="P15">44:20 (P) Now something else</text:p>
      <text:p text:style-name="P15">44: 22 (T) There is a moment when you feel angry. As soon as you reach for it... your mother comes and threatens you with a finger. You're not allowed. </text:p>
      <text:p text:style-name="P15">44:39 (P) And then the fear floods me again.</text:p>
      <text:p text:style-name="P15">44: 49 (T) to obey her, do you want to rebel against her?</text:p>
      <text:p text:style-name="P15">44: 56 (P) I want</text:p>
      <text:p text:style-name="P15">45:05 (T) There was a moment of satisfaction and you made the face of a good girl. You see it.</text:p>
      <text:p text:style-name="P15">45: 37 (P) This totally doesn't fit who I want to be. I don't want to be so polite and organized.</text:p>
      <text:p text:style-name="P15">45: 55 (P) but when I look at myself, I turn you on all the time. I sit still. I have a calm voice. Without life.</text:p>
      <text:p text:style-name="P15">46:12 (T) Underneath that calm voice, sitting still, how is the real Julia?</text:p>
      <text:p text:style-name="P15">46: 26 (P) She will definitely scream more lively, able to show her anger.</text:p>
      <text:p text:style-name="P15">46: 50 (T) You notice that when you start talking about yourself in the third person, you...</text:p>
      <text:p text:style-name="P15">46: 54 (P) as if I wasn't here.</text:p>
      <text:p text:style-name="P15">46: 55 (P) as if you wanted to distance yourself from this Julia. She has no right to be here. </text:p>
      <text:p text:style-name="P15">47:03 (P) I miss her.</text:p>
      <text:p text:style-name="P15">47:08 (T) And that fear again.</text:p>
      <text:p text:style-name="P15">47:22 (P) <text:s/>I doing again...</text:p>
      <text:p text:style-name="P15">47:30 (P) In general?</text:p>
      <text:p text:style-name="P15">47:31 (T) If you give general names, we will understand this problem in general, if you describe it to me precisely in your words, we can deal with it precisely.</text:p>
      <text:p text:style-name="P15">47: 52 (P) Just now I'm doing it again. I described myself again in the 3rd form.</text:p>
      <text:p text:style-name="P15">47:26 (T) What happens in the body?</text:p>
      <text:p text:style-name="P15">48:29 (P) I'm in a fog again.</text:p>
      <text:p text:style-name="P15">48:31 (T) Fear is high.</text:p>
      <text:p text:style-name="P15"><text:soft-page-break/>48: 35 (T) I invite you to notice and observe him with me.</text:p>
      <text:p text:style-name="P15">49: 44 (T) How about now?</text:p>
      <text:p text:style-name="P15">49: 51 (T) You noticed that this high anxiety appeared at the moment when you were supposed to be precise, you started talking in the third person, you distance yourself, you put the real Julia at the door</text:p>
      <text:p text:style-name="P15">50:10 (T) Then you outline your suffering by being good Julia.</text:p>
      <text:p text:style-name="P15">50: 20 (T) How were you supposed to call it precisely, your anxiety increased so much that your speech became vague and you started to dissociate.</text:p>
      <text:p text:style-name="P15">50:29 (P) Why is this so?</text:p>
      <text:p text:style-name="P15">50:31 (T) Who's threatening?</text:p>
      <text:p text:style-name="P15">50;:35 (P) Well, my mother.</text:p>
      <text:p text:style-name="P15">50:43(T) <text:s/>How are you supposed to be alive, says your mother, standing over your father's grave. He shakes his finger. </text:p>
      <text:p text:style-name="P15">50:49 (T) You're supposed to be dead too.</text:p>
      <text:p text:style-name="P15">50: 57 (T) When you dissociate, you please her.</text:p>
      <text:p text:style-name="P15">51:10 (T) If you were to say in your own words what you understood, do you agree with it?</text:p>
      <text:p text:style-name="P15">51:17(P) <text:s/>I agree that when I had to show my true face, I pushed it away and just became a dead person. And she...she likes it. Because she raised me as such and saw me and wanted me to be like that, submissive to her.</text:p>
      <text:p text:style-name="P15">51:46 (T) She's dead too. Laughing, acting like that </text:p>
      <text:p text:style-name="P15">51: 54 (T) joyfully at dad's grave, mom shows that she is still dead herself.</text:p>
      <text:p text:style-name="P15">52:01 (P) Actually, when I think about how much suffering she buried. Can not see. He's pretending. I think it is...</text:p>
      <text:p text:style-name="P15">52:19 (P) really a lot of suffering. But she's lying to herself.</text:p>
      <text:p text:style-name="P15">52:26 (T) And there is much suffering in you?</text:p>
      <text:p text:style-name="P15">52:31 (P) It is</text:p>
      <text:p text:style-name="P15">52:38 (T) Do you also want to lie to yourself like your mother? The solution is to drop it all and kill yourself.</text:p>
      <text:p text:style-name="P15">52:50 (T) What is your truth?</text:p>
      <text:p text:style-name="P15">52:58 (P) <text:s/>I don't want to do this.</text:p>
      <text:p text:style-name="P15">53:00 (T) What is your truth?</text:p>
      <text:p text:style-name="P15">53:08 (P) That I want to live and want to get more angry.</text:p>
      <text:p text:style-name="P15"><text:soft-page-break/>53:25 (T)What is in your body now?</text:p>
      <text:p text:style-name="P15">53:38 (P) There's a lot of tension and I would really like to feel the anger I'm talking about.</text:p>
      <text:p text:style-name="P15">53: 52 (P) And on the other hand, I started to fear that it would never be possible. I came back to the fact that I was dead. </text:p>
      <text:p text:style-name="P15">54:04 (T) At the moment you started speaking in a stronger tone, you started reaching for that longing that made you want to get angry. Instantly, alone, you retreated into this prison.</text:p>
      <text:p text:style-name="P15">54:22 (T) To be polite, immobile. Continuing your life in suffering.</text:p>
      <text:p text:style-name="P15">54:42 (T) How sad.</text:p>
      <text:p text:style-name="P15">54:45 (P) sad and smile</text:p>
      <text:p text:style-name="P15">54:50 (P) It's not playing together. </text:p>
      <text:p text:style-name="P15">54: 55 (T) To distance yourself from sadness.</text:p>
      <text:p text:style-name="P15">55:01 (P) I still lying to myself: it is not so bad. I have no reason to smile.</text:p>
      <text:p text:style-name="P15">55:11 (P) We talked about how I make a joke out of everything and make myself unimportant.</text:p>
      <text:p text:style-name="P15">55:28 (P) And invisible.</text:p>
      <text:p text:style-name="P15">55:29 (T) Do you want to continue like this?</text:p>
      <text:p text:style-name="P15">55:30 (P) No. I don't want to continue like this.</text:p>
      <text:p text:style-name="P15">55:38 (T) What do you want?</text:p>
      <text:p text:style-name="P15">55:42 (P) I want to break out of this prison.</text:p>
      <text:p text:style-name="P15">55: 59 (P) I don't want to let myself run away. Back to prison.</text:p>
      <text:p text:style-name="P15">56: 12 (P) I want to learn what to do so as not to return to this prison.</text:p>
      <text:p text:style-name="P15">56:26 (T) Now that you say it, does it convince you?</text:p>
      <text:p text:style-name="P15">56:36 (P) a little bit.</text:p>
      <text:p text:style-name="P15">56: 45 (T) Not so much for me.</text:p>
      <text:p text:style-name="P15">56:57 (P) I want to break out of this prison.</text:p>
      <text:p text:style-name="P15">57:04 (T) How do you want to break out of this prison when you are planning suicide?</text:p>
      <text:p text:style-name="P15">57:11 (P) If I get out, I won't want to kill myself anymore. </text:p>
      <text:p text:style-name="P15">57:19 (T) What is now in the body?</text:p>
      <text:p text:style-name="P15">57:27 (P) A little more... energy.</text:p>
      <text:p text:style-name="P15">57:38 (T) Where?</text:p>
      <text:p text:style-name="P15">57:48 (P) In the arms and legs... but it bites so much.</text:p>
      <text:p text:style-name="P15"><text:soft-page-break/>58:00 (P) I have one like that all the time. impulses. And it's all up to me that...</text:p>
      <text:p text:style-name="P15">58:10 (T) Impulses?</text:p>
      <text:p text:style-name="P15">58:13 (P) this anger.</text:p>
      <text:p text:style-name="P15">58:16 (T) There is high anxiety and anger impulses.</text:p>
      <text:p text:style-name="P15">58:20 (P) yes</text:p>
      <text:p text:style-name="P15">58:22 (P) such a fight.</text:p>
      <text:p text:style-name="P15">58:36(T) <text:s/>It's valuable that you use such a tool. So I'm thinking about going back to the psychiatrist. For medicines. What do you think?</text:p>
      <text:p text:style-name="P15">58:52 (T) There is so much fear that it's cruel to fight it without medication.</text:p>
      <text:p text:style-name="P15">59:00 (P) I just thought how I would be able to deal with this all the time.</text:p>
      <text:p text:style-name="P15">59:10 (T) You can't do it alone.</text:p>
      <text:p text:style-name="P15">59:15 (P) Then I would gladly use the help of medicines.</text:p>
      <text:p text:style-name="P15">59:15 (T) Do you have a good psychiatrist now? </text:p>
      <text:p text:style-name="P15">59:16 (P) No</text:p>
      <text:p text:style-name="P15">59:24 (T) The previous one was from Starogard, right?</text:p>
      <text:p text:style-name="P15">59:28 (P) I can look for someone.</text:p>
      <text:p text:style-name="P15">59:29 (T) I'll send you the contacts. So that you have a choice.</text:p>
      <text:p text:style-name="P15">59:46 (T) I just have to say that I need medication for anxiety.</text:p>
      <text:p text:style-name="P15">59:51 (T) You are in therapy, this is the moment when the drug increases a lot. There are dissociative disorders, which means starting to see me through a fog.</text:p>
      <text:p text:style-name="P15">1:00:00 (T) You're still. You are unable to feel anything other than fear. </text:p>
      <text:p text:style-name="P15">1:00:10 (T) This anxiety persists throughout the day. There are suicidal thoughts.</text:p>
      <text:p text:style-name="P15">1:00:23 (T) you have to act.</text:p>
      <text:p text:style-name="P15">1:00:24 (P) It won't send me to the hospital then.</text:p>
      <text:p text:style-name="P15">1:00:35 (T) we have an agreement that you decide or not to decide to live?</text:p>
      <text:p text:style-name="P15">1:00: 41 (P) I decide to live.</text:p>
      <text:p text:style-name="P15">1:0:53 (T) Both the psychiatrist and me. What I need is clarity.</text:p>
      <text:p text:style-name="P15">1:01:00 (P) You was wondering if I need to go to the hospital?</text:p>
      <text:p text:style-name="P15">1:01:05 (T) I was wondering if you wanted to take your own life?</text:p>
      <text:p text:style-name="P15">1:01:10 (P) At this point, no. It was close, but no.</text:p>
      <text:p text:style-name="P15">1:01:21 <text:span text:style-name="T1">(P) </text:span>At what point, it was close. I guess. Today is Wednesday. It's probably before the wedding. </text:p>
      <text:p text:style-name="P15">1:01:46 (P) Thursday, Friday, maybe a little bit too? Day before yesterday.</text:p>
      <text:p text:style-name="P15"><text:soft-page-break/>1:02:00 (P) I don't want to go and kill myself.</text:p>
      <text:p text:style-name="P15">1:02:07 (T) What happened to cause these thoughts before the wedding?</text:p>
      <text:p text:style-name="P15">1:02:14 (T) You are able to capture it.</text:p>
      <text:p text:style-name="P15">1:02: 15 (P) I guess it was the fear.</text:p>
      <text:p text:style-name="P5">1:02:25 (P) Fear of meeting my family, my brother and his fiancée. This fear that I can't live so fully. So I can spend time with them. </text:p>
      <text:p text:style-name="P4">1:03:12 (T) Were you afraid of what these conversations would look like at the wedding table?</text:p>
      <text:p text:style-name="P4">1:03:17 (P) They'll just see me.</text:p>
      <text:p text:style-name="P4">1:03:24 (P) And they won't want to have anything to do with me.</text:p>
      <text:p text:style-name="P4">1:03:34 (T) So how will they evaluate you? </text:p>
      <text:p text:style-name="P4">1:03:46 (P) Maybe I am... they didn't want to.</text:p>
      <text:p text:style-name="P4">1:03:59 (P) Because I remind them of my mother. </text:p>
      <text:p text:style-name="P4">1:03:17 (P) That they'll just see me. </text:p>
      <text:p text:style-name="P2">1:03:23 (P) they won't want to have anything to do with me.</text:p>
      <text:p text:style-name="P1">1:03:31 (T) That is, how they will evaluate you.</text:p>
      <text:p text:style-name="P1">1:03:45 (P) Maybe I'm...</text:p>
      <text:p text:style-name="P1">1:03:48 (P) That they don't want to, they didn't want to.</text:p>
      <text:p text:style-name="P1">1:03:56 (P) they won't want anything to do with me</text:p>
      <text:p text:style-name="P1">1:03:59 because I remind them of my mother.</text:p>
      <text:p text:style-name="P1">1:04:09 Because I see that my brother left, he continued to isolate himself and I don't know what it's like now.</text:p>
      <text:p text:style-name="P1">1:04:18 I know he's cutting himself off from my mom, in fact he talks to me about it. </text:p>
      <text:p text:style-name="P1">1:04:26 I guess I was afraid that in this way it would come from me too.</text:p>
      <text:p text:style-name="P1">1:04:38 You were afraid that your brother would treat you as a mother and that he wouldn't see you.</text:p>
      <text:p text:style-name="P1">1:04:46 that he won't see me.</text:p>
      <text:p text:style-name="P1">1:04:59 (T) What's in the eyes now?</text:p>
      <text:p text:style-name="P1">1:05:08 (P) I feel like that might be the case.</text:p>
      <text:p text:style-name="P1">1:05:10 (T) And what are these tears about?</text:p>
      <text:p text:style-name="P1">1:05:35 (P) that I will never know the real me.</text:p>
      <text:p text:style-name="P1">1:06:01 that I will never have the opportunity again, because it won't be because I won't live. </text:p>
      <text:p text:style-name="P1"><text:soft-page-break/>1:06:28 Because now he has his own life...</text:p>
      <text:p text:style-name="P1">1:06:29 And that I can only stand in the way.</text:p>
      <text:p text:style-name="P1">1:07:09 But it's actually ok. </text:p>
      <text:p text:style-name="P1">1:07:19 I think it's very good that he lives his life.</text:p>
      <text:p text:style-name="P1">1:06:38 And I'm happy for Him in a sense. In the sense that maybe He is happy.</text:p>
      <text:p text:style-name="P1">1:07:46 (P) You asked if. You asked something else.</text:p>
      <text:p text:style-name="P1">1:07:55 (T) <text:s/>Are you living your life?</text:p>
      <text:p text:style-name="P1">1:07:56 (P) Well, I'm trying.</text:p>
      <text:p text:style-name="P1">1:08:03 But I haven't been doing well lately.</text:p>
      <text:p text:style-name="P1">1:08:19 (T) You were afraid of your sadness lately.</text:p>
      <text:p text:style-name="P1">1:08:31 as much as you want to kill yourself.</text:p>
      <text:p text:style-name="P1">1:09:08 (P) now I know, when I feel more anger, it will help me.</text:p>
      <text:p text:style-name="P1">1:09:19 (T) <text:s/>what you feel in your body.</text:p>
      <text:p text:style-name="P1">1:09:58 (P) Something is constantly fighting with itself. </text:p>
      <text:p text:style-name="P1">1:10:15 A little determination to...</text:p>
      <text:p text:style-name="P1">1:10:30 to get myself together. I do not like...</text:p>
      <text:p text:style-name="P1">1: 10:32 If someone says that.</text:p>
      <text:p text:style-name="P1">1:10: 40 that it only depends on me. </text:p>
      <text:p text:style-name="P1">1:10:42 I don't know.</text:p>
      <text:p text:style-name="P1">1:10:50 such tension, anger, tension, anger.</text:p>
      <text:p text:style-name="P1">1:11:00 (T) What would this anger want to say with words?</text:p>
      <text:p text:style-name="P1">1:11:16 (P) That I am not invisible and that I deserve a normal life.</text:p>
      <text:p text:style-name="P1">1:11:30 <text:s/>And that I have the strength to do it. </text:p>
      <text:p text:style-name="P1">1:11:36 Actually, I don't know if it's anger.</text:p>
      <text:p text:style-name="P1">1:11:38 (T) what do you feel in your body</text:p>
      <text:p text:style-name="P1">1:11:54 (P) I can't name it.</text:p>
      <text:p text:style-name="P1">1:12:08 (T) Where is the tension?</text:p>
      <text:p text:style-name="P1">1:12:12 What's happening now. High anxiety means that it is difficult to concentrate.</text:p>
      <text:p text:style-name="P5">01:12:47 And then it's hard to answer.</text:p>
      <text:p text:style-name="P4">01:12:57 (P) I don't know if it's for sure. </text:p>
      <text:p text:style-name="P14">01:13:03 (T) Ok, you should calmly observe the body.</text:p>
      <text:p text:style-name="P13">01:13:15 (P) Actually, for a moment I felt more at peace.</text:p>
      <text:p text:style-name="P13">01:13:30 As if it were such an emptiness, completely.</text:p>
      <text:p text:style-name="P13"><text:soft-page-break/>01:13:37 and then I fought with it that I wasn't the one who wanted to feel something and force it.</text:p>
      <text:p text:style-name="P13">01:13:44 I tried to feel something.</text:p>
      <text:p text:style-name="P13">01:13:51 (T) If you could describe this emptiness more precisely, it is... a feeling.</text:p>
      <text:p text:style-name="P13">01:14:09 (P) I couldn't tell whether I was tense, angry or sad</text:p>
      <text:p text:style-name="P13">01:14:11 (T) Ok, so you were cut off by dissociation. We learn to recognize it. </text:p>
      <text:p text:style-name="P13">01:14:18 For now, I'll show.</text:p>
      <text:p text:style-name="P13">01:14:25 I invite you to learn to see it.</text:p>
      <text:p text:style-name="P13">01:14:32 Dissociation is a cognitive disorder, the drug is so high that the brain cannot work.</text:p>
      <text:p text:style-name="P13">01:14:35 (P) <text:s/>I am unable to concentrate. </text:p>
      <text:p text:style-name="P13">01:14:40 (P) It's hard to recognize it.</text:p>
      <text:p text:style-name="P13">01:14:53 (T) It's not your fault that this dissociation is occurring now.</text:p>
      <text:p text:style-name="P13">01:14:55 (T) It appears alternately, with different feelings, sadness and anger.</text:p>
      <text:p text:style-name="P13">01:15:15(P) <text:s/>I'm still dissociated.</text:p>
      <text:p text:style-name="P13">01:15: 20 (T) When you talked about Piotr's wedding, you said that there were moments when you had a nice conversation. That you were surprised by this. Did I remember correctly?</text:p>
      <text:p text:style-name="P13">01:15:29 (P) Yes.</text:p>
      <text:p text:style-name="P13">01:15:31 (T) Tell me more about this?</text:p>
      <text:p text:style-name="P13">01:15: 38 (P) Just</text:p>
      <text:p text:style-name="P13">01:15:43 (T) Have you talked to your brother's fiancée?</text:p>
      <text:p text:style-name="P13">01:15:45 (P) Not really, because a lot of people were talking to my brother, to them. </text:p>
      <text:p text:style-name="P13">01:15:54 Not with his fiancée, and then I remember that</text:p>
      <text:p text:style-name="P13">01:15:75 I was sitting at the table and my brother moved</text:p>
      <text:p text:style-name="P13">01:16:01 He hugged me. We talked.</text:p>
      <text:p text:style-name="P13">01:16:03 Then he left again.</text:p>
      <text:p text:style-name="P13">01:16:05 And so every now and then</text:p>
      <text:p text:style-name="P13">01:16:09 I was terribly afraid that I would be alone. Or I don't know, whatever. </text:p>
      <text:p text:style-name="P13">01:16:20 And so many people approached me.</text:p>
      <text:p text:style-name="P13">01:16:25 they made me dance.</text:p>
      <text:p text:style-name="P13">01:16:28 She thought I was the only one who would smoke during the entire wedding.</text:p>
      <text:p text:style-name="P13">01:16:33 And it turned out that a lot of people smoked.</text:p>
      <text:p text:style-name="P13"><text:soft-page-break/>01:16:36 This is not good at all.</text:p>
      <text:p text:style-name="P13">01:16:41 (T) Your brother doesn't have such polite friends as your mother might thinks?</text:p>
      <text:p text:style-name="P13">01:16:43 (P) Yes</text:p>
      <text:p text:style-name="P13">01:16:45 (T) What does mom say?</text:p>
      <text:p text:style-name="P13">01:16:50 (P) She already knows.</text:p>
      <text:p text:style-name="P13">01:17:00 (T) Have you had a good time with people?</text:p>
      <text:p text:style-name="P13">01:17:03 (P) Yes</text:p>
      <text:p text:style-name="P13">01:17:05 (P) I don't know, I mean how I got to my room where I have a hotel.</text:p>
      <text:p text:style-name="P13">01:17:13 I wanted to take it away something.</text:p>
      <text:p text:style-name="P13">01:17 :16 But I went to bed.</text:p>
      <text:p text:style-name="P13">01:17:17 And I fell asleep.</text:p>
      <text:p text:style-name="P13">01:17:22 And I heard the next day that so many people were looking for me.</text:p>
      <text:p text:style-name="P13">01:17 24 My sister Basia came and wanted to wake me up to see if I was sleeping.</text:p>
      <text:p text:style-name="P2">01:17:30 She saw that I was still sleeping.</text:p>
      <text:p text:style-name="P1">01:17:31 She answered something, but I was very angry with her why she didn't take me back. To dance. </text:p>
      <text:p text:style-name="P1">01:17:42 At least I got some sleep</text:p>
      <text:p text:style-name="P1">01:17:50 I was surprised that I wanted to go back there at all.</text:p>
      <text:p text:style-name="P1">01:17:52 It was a cool time.</text:p>
      <text:p text:style-name="P1">01:17:59 (T) You said your brother hugged you?</text:p>
      <text:p text:style-name="P1">01:18:04 Was that the hug you had been waiting for for some time?</text:p>
      <text:p text:style-name="P1">01:18:12 Did I remember correctly, did the contact loosen up a bit?</text:p>
      <text:p text:style-name="P1">01:18:21 (P) A little when it comes to writing, for example. That's all. He was</text:p>
      <text:p text:style-name="P1">01:18:34 In Gdańsk we talked a bit.</text:p>
      <text:p text:style-name="P1">01:18:40 Have we been in touch...for a long time...in the summer.</text:p>
      <text:p text:style-name="P1">01:18:47 Then I went to Toruń to his fiancée, to him.</text:p>
      <text:p text:style-name="P1">01:18 :51 And it was difficult for me there too. </text:p>
      <text:p text:style-name="P1">01:19:00 I had all these emotions. Because I wanted to show my best side, be myself, be alive. I wanted to be myself, to be alive, but it ended with me often pretending to have some emotions so that I felt alive.</text:p>
      <text:p text:style-name="P1">1:19:26 but I finally followed him and talked to my brother in the evening. I cried and so did he. He asked if everything was ok and we talked about our mother. I told you that I often feel afraid. He said yes too. </text:p>
      <text:p text:style-name="P1"><text:soft-page-break/>1:20:35 I can't think of anything again. I have high anxiety.</text:p>
      <text:p text:style-name="P1">1:20:37 (T) You stopped. The drug increased. when you said that you and your brother had a lot in common because you talked about your mom and you talked about how you and him have high anxiety.</text:p>
      <text:p text:style-name="P1">1:20:53 First conversation like this? </text:p>
      <text:p text:style-name="P1">1:20:53 (P) The first one</text:p>
      <text:p text:style-name="P1">1:21: 01 (T) What was that experience like?</text:p>
      <text:p text:style-name="P1">1:21:09 (P) It was like I would like to talk to him more often.</text:p>
      <text:p text:style-name="P1">1:21: 20 (T) And now what about the body, as you have told it? </text:p>
      <text:p text:style-name="P1">1:21: 21 (P) I don't know if it's fear</text:p>
      <text:p text:style-name="P1">1:21:31 (T) Fear appeared as tears began to come to your eyes.</text:p>
      <text:p text:style-name="P1">1:20:40 (P) Now. </text:p>
      <text:p text:style-name="P1">1:20:43 (T) A while ago. </text:p>
      <text:p text:style-name="P1">1:21:47(P) <text:s/>I didn't even notice.</text:p>
      <text:p text:style-name="P1">1:22: 01 (T) What is happening in the body now.</text:p>
      <text:p text:style-name="P1">1:22: 17 (P) I'm dissociated. </text:p>
      <text:p text:style-name="P1">1:22: 25 (T) And what is happening that I see tears in your eyes? Sadness.</text:p>
      <text:p text:style-name="P1">1:22: 31 (T) What is it about?</text:p>
      <text:p text:style-name="P1">1:22: 35 (P) I don't know</text:p>
      <text:p text:style-name="P1">1:22: 36 (T) Ok.</text:p>
      <text:p text:style-name="P1">1:22: 48 (T) I'm with you.</text:p>
      <text:p text:style-name="P1">1:24: 03 (P) It just started to bother me. </text:p>
      <text:p text:style-name="P1">1:24: 05 (T) What?</text:p>
      <text:p text:style-name="P1">1:24: 06 (P) That I can't feel anything. </text:p>
      <text:p text:style-name="P1">1:24: 10 (T) you felt tears.</text:p>
      <text:p text:style-name="P1">1:24:12 And they could have been tiring for you? How did you feel this sadness?</text:p>
      <text:p text:style-name="P1">1:24:19 (P) They were still there. I had to let them go.</text:p>
      <text:p text:style-name="P1">1:24:36 (T) The dog doesn't let go. </text:p>
      <text:p text:style-name="P1">1:24: 41 (P) It doesn't bother me.</text:p>
      <text:p text:style-name="P1">1:24: 43 (T) We're slowly finishing. What is important about this meeting for you?</text:p>
      <text:p text:style-name="P1">1:25:08 (P) The fact that I am able to have fun, the moments when I wanted to kill myself are gone. It's up to me. If I take this sword, I will fight it.</text:p>
      <text:p text:style-name="P1">1:25:45 (T) Will you accept my help?</text:p>
      <text:p text:style-name="P1"><text:soft-page-break/>1:25:47 (P) Yes</text:p>
      <text:p text:style-name="P1">1:25:57 (T) We have an agreement, you call the psychiatrist and let me know when you made an appointment. </text:p>
      <text:p text:style-name="P1">1:26:00 (P) Ok. Can you give me some directions?</text:p>
      <text:p text:style-name="P1">1:26:04 (T) Yes, I'll send the details. </text:p>
      <text:p text:style-name="P1">1:26:05 (P) Thanks.</text:p>
      <text:p text:style-name="P1">1:26:09 (T) Can I understand that you decide to let me in? </text:p>
      <text:p text:style-name="P1">1:26:15 (P) yes</text:p>
      <text:p text:style-name="P1">1:26:16 (T) Do you accept my help?</text:p>
      <text:p text:style-name="P1">1:26:17 (P) I accept this help.</text:p>
      <text:p text:style-name="P1">1:26:18 <text:s/>Yes </text:p>
      <text:p text:style-name="P1">1:26:24 (T) So we have a deal, see you next week.</text:p>
      <text:p text:style-name="P1">1:26:28 Ok See you.</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Quotations" style:family="paragraph" style:parent-style-name="Standard" style:class="html">
      <style:paragraph-properties fo:margin-left="1cm" fo:margin-right="1cm" fo:margin-top="0cm" fo:margin-bottom="0.499cm"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958cm" fo:margin-right="1.97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0-12T13:26:11.12</meta:creation-date>
    <dc:date>2023-10-12T14:52:48.42</dc:date>
    <meta:editing-duration>PT12M42S</meta:editing-duration>
    <meta:editing-cycles>1</meta:editing-cycles>
    <meta:generator>OpenOffice/4.1.10$Win32 OpenOffice.org_project/4110m2$Build-9807</meta:generator>
    <meta:document-statistic meta:table-count="0" meta:image-count="0" meta:object-count="0" meta:page-count="19" meta:paragraph-count="496" meta:word-count="6155" meta:character-count="31291"/>
  </office:meta>
</office:document-meta>
</file>